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ccffff" draw:textarea-horizontal-align="justify" draw:textarea-vertical-align="middle" draw:auto-grow-height="false" fo:min-height="1.75cm" fo:min-width="26.7cm"/>
    </style:style>
    <style:style style:name="gr4" style:family="graphic" style:parent-style-name="standard">
      <style:graphic-properties draw:fill-color="#99ccff" draw:textarea-horizontal-align="justify" draw:textarea-vertical-align="middle" draw:auto-grow-height="false" fo:min-height="0.834cm" fo:min-width="5.184cm"/>
    </style:style>
    <style:style style:name="gr5" style:family="graphic" style:parent-style-name="standard">
      <style:graphic-properties draw:fill-color="#ffffcc" draw:textarea-horizontal-align="justify" draw:textarea-vertical-align="middle" draw:auto-grow-height="false" fo:min-height="1.55cm" fo:min-width="26.3cm"/>
    </style:style>
    <style:style style:name="gr6" style:family="graphic" style:parent-style-name="standard">
      <style:graphic-properties draw:textarea-horizontal-align="justify" draw:textarea-vertical-align="middle" draw:auto-grow-height="false" fo:min-height="0.654cm" fo:min-width="4.304cm"/>
    </style:style>
    <style:style style:name="gr7" style:family="graphic" style:parent-style-name="standard">
      <style:graphic-properties draw:textarea-horizontal-align="justify" draw:textarea-vertical-align="middle" draw:auto-grow-height="false" fo:min-height="0.654cm" fo:min-width="4.103cm"/>
    </style:style>
    <style:style style:name="gr8" style:family="graphic" style:parent-style-name="standard">
      <style:graphic-properties draw:textarea-horizontal-align="justify" draw:textarea-vertical-align="middle" draw:auto-grow-height="false" fo:min-height="0.654cm" fo:min-width="4.404cm"/>
    </style:style>
    <style:style style:name="gr9" style:family="graphic" style:parent-style-name="standard">
      <style:graphic-properties draw:textarea-horizontal-align="justify" draw:textarea-vertical-align="middle" draw:auto-grow-height="false" fo:min-height="0.654cm" fo:min-width="4.204cm"/>
    </style:style>
    <style:style style:name="gr10" style:family="graphic" style:parent-style-name="standard">
      <style:graphic-properties draw:fill-color="#99ccff" draw:textarea-horizontal-align="justify" draw:textarea-vertical-align="middle" draw:auto-grow-height="false" fo:min-height="0.834cm" fo:min-width="2.38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12" style:family="graphic" style:parent-style-name="standard">
      <style:graphic-properties draw:textarea-horizontal-align="justify" draw:textarea-vertical-align="middle" draw:auto-grow-height="false" fo:min-height="0.654cm" fo:min-width="9.804cm"/>
    </style:style>
    <style:style style:name="gr13" style:family="graphic" style:parent-style-name="standard">
      <style:graphic-properties draw:textarea-horizontal-align="justify" draw:textarea-vertical-align="middle" draw:auto-grow-height="false" fo:min-height="5.704cm" fo:min-width="9.654cm"/>
    </style:style>
    <style:style style:name="pr1" style:family="presentation" style:parent-style-name="Padrão-notes">
      <style:graphic-properties draw:fill-color="#ffffff" fo:min-height="13.364cm"/>
    </style:style>
    <style:style style:name="co1" style:family="table-column">
      <style:table-column-properties style:column-width="4.53cm" style:use-optimal-column-width="false"/>
    </style:style>
    <style:style style:name="co2" style:family="table-column">
      <style:table-column-properties style:column-width="4.542cm" style:use-optimal-column-width="false"/>
    </style:style>
    <style:style style:name="co3" style:family="table-column">
      <style:table-column-properties style:column-width="4.538cm" style:use-optimal-column-width="false"/>
    </style:style>
    <style:style style:name="ro1" style:family="table-row">
      <style:table-row-properties style:row-height="1.742cm"/>
    </style:style>
    <style:style style:name="ro2" style:family="table-row">
      <style:table-row-properties style:row-height="1.746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-color="#cc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99ccff"/>
      <style:paragraph-properties fo:text-align="center"/>
    </style:style>
    <style:style style:name="P6" style:family="paragraph">
      <loext:graphic-properties draw:fill-color="#ffffcc"/>
      <style:paragraph-properties fo:text-align="center"/>
    </style:style>
    <style:style style:name="P7" style:family="paragraph">
      <style:text-properties fo:font-size="20pt" fo:font-weight="bold" style:font-size-asian="18pt" style:font-size-complex="18pt"/>
    </style:style>
    <style:style style:name="P8" style:family="paragraph">
      <loext:graphic-properties draw:fill="none" draw:fill-color="#ffffff"/>
      <style:text-properties fo:font-size="20pt" fo:font-weight="bold" style:font-size-asian="18pt" style:font-size-complex="18pt"/>
    </style:style>
    <style:style style:name="T1" style:family="text">
      <style:text-properties fo:font-size="2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draw:frame draw:style-name="gr1" draw:text-style-name="P1" draw:layer="layout" svg:width="22cm" svg:height="9.494cm" svg:x="3.4cm" svg:y="2.4cm">
          <draw:text-box>
            <text:p>Especificações - motofrete</text:p>
            <text:p/>
            <text:p>-Cadastro das entregas</text:p>
            <text:p>-Relatorio das entregas</text:p>
            <text:p>-Atualização da entrega</text:p>
            <text:p>-Login</text:p>
            <text:p/>
            <text:p>Requisitos tecnicos</text:p>
            <text:p>-BD Mysql</text:p>
            <text:p>-PHP / node</text:p>
            <text:p>-jquery</text:p>
            <text:p>-bootstrap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frame draw:style-name="gr1" draw:text-style-name="P1" draw:layer="layout" svg:width="6.2cm" svg:height="0.962cm" svg:x="11.9cm" svg:y="0.638cm">
          <draw:text-box>
            <text:p>Dashboard</text:p>
          </draw:text-box>
        </draw:frame>
        <draw:custom-shape draw:style-name="gr3" draw:text-style-name="P3" draw:layer="layout" svg:width="27.2cm" svg:height="2cm" svg:x="0.4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8cm" svg:height="1.2cm" svg:x="1cm" svg:y="2.4cm">
          <text:p text:style-name="P4">Cadastr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27.199cm" svg:height="12.201cm" svg:x="0.4cm" svg:y="7.94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#entrega</text:p>
              </table:table-cell>
              <table:table-cell>
                <text:p>Data cadastro</text:p>
              </table:table-cell>
              <table:table-cell>
                <text:p>Status</text:p>
              </table:table-cell>
              <table:table-cell>
                <text:p>Data alteração</text:p>
              </table:table-cell>
              <table:table-cell>
                <text:p>Responsavel</text:p>
              </table:table-cell>
              <table:table-cell/>
            </table:table-row>
            <table:table-row table:style-name="ro1" table:default-cell-style-name="gray2">
              <table:table-cell>
                <text:p>23212</text:p>
              </table:table-cell>
              <table:table-cell>
                <text:p>09/04/2019</text:p>
              </table:table-cell>
              <table:table-cell>
                <text:p>Pendente</text:p>
              </table:table-cell>
              <table:table-cell>
                <text:p>03/05/2019</text:p>
              </table:table-cell>
              <table:table-cell>
                <text:p>Murilo</text:p>
              </table:table-cell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5" draw:text-style-name="P6" draw:layer="layout" svg:width="26.8cm" svg:height="1.8cm" svg:x="0.6cm" svg:y="5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9cm" svg:height="1cm" svg:x="6.2cm" svg:y="6.2cm">
          <text:p text:style-name="P4">Data cadastr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4.699cm" svg:height="1cm" svg:x="11.801cm" svg:y="6.201cm">
          <text:p text:style-name="P4">Stat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5cm" svg:height="1cm" svg:x="16.9cm" svg:y="6.2cm">
          <text:p text:style-name="P4">Data alteraçã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4.8cm" svg:height="1cm" svg:x="22.3cm" svg:y="6.203cm">
          <text:p text:style-name="P4">Responsav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3cm" svg:height="1.2cm" svg:x="23.6cm" svg:y="9.8cm">
          <text:p text:style-name="P4">Atualiz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draw:frame draw:style-name="gr11" draw:text-style-name="P8" draw:layer="layout" svg:width="3.9cm" svg:height="1.825cm" svg:x="12.3cm" svg:y="0.638cm">
          <draw:text-box>
            <text:p text:style-name="P7"><text:span text:style-name="T1">Cadastro</text:span></text:p>
          </draw:text-box>
        </draw:frame>
        <draw:frame draw:style-name="gr1" draw:text-style-name="P1" draw:layer="layout" svg:width="9cm" svg:height="0.962cm" svg:x="2cm" svg:y="5.2cm">
          <draw:text-box>
            <text:p>Objeto a ser entregue</text:p>
          </draw:text-box>
        </draw:frame>
        <draw:custom-shape draw:style-name="gr12" draw:text-style-name="P4" draw:layer="layout" svg:width="10.4cm" svg:height="1cm" svg:x="9.4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9cm" svg:height="0.962cm" svg:x="2.001cm" svg:y="7.201cm">
          <draw:text-box>
            <text:p>Valor</text:p>
          </draw:text-box>
        </draw:frame>
        <draw:custom-shape draw:style-name="gr12" draw:text-style-name="P4" draw:layer="layout" svg:width="10.4cm" svg:height="1cm" svg:x="9.401cm" svg:y="7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9cm" svg:height="0.962cm" svg:x="2.001cm" svg:y="9.201cm">
          <draw:text-box>
            <text:p>Responsavel</text:p>
          </draw:text-box>
        </draw:frame>
        <draw:custom-shape draw:style-name="gr12" draw:text-style-name="P4" draw:layer="layout" svg:width="10.4cm" svg:height="1cm" svg:x="9.401cm" svg:y="9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5.8cm" svg:height="1.2cm" svg:x="14.8cm" svg:y="14.6cm">
          <text:p text:style-name="P4">Cadastr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draw:frame draw:style-name="gr11" draw:text-style-name="P8" draw:layer="layout" svg:width="3.9cm" svg:height="1.825cm" svg:x="12.3cm" svg:y="0.638cm">
          <draw:text-box>
            <text:p text:style-name="P7"><text:span text:style-name="T1">Atualizar</text:span></text:p>
          </draw:text-box>
        </draw:frame>
        <draw:frame draw:style-name="gr1" draw:text-style-name="P1" draw:layer="layout" svg:width="9cm" svg:height="0.962cm" svg:x="2cm" svg:y="5.2cm">
          <draw:text-box>
            <text:p>Status</text:p>
          </draw:text-box>
        </draw:frame>
        <draw:custom-shape draw:style-name="gr12" draw:text-style-name="P4" draw:layer="layout" svg:width="10.4cm" svg:height="1cm" svg:x="9.4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9cm" svg:height="0.962cm" svg:x="2.001cm" svg:y="7.201cm">
          <draw:text-box>
            <text:p>Valor</text:p>
          </draw:text-box>
        </draw:frame>
        <draw:custom-shape draw:style-name="gr12" draw:text-style-name="P4" draw:layer="layout" svg:width="10.4cm" svg:height="1cm" svg:x="9.401cm" svg:y="7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9cm" svg:height="0.962cm" svg:x="2.001cm" svg:y="9.201cm">
          <draw:text-box>
            <text:p>Responsavel</text:p>
          </draw:text-box>
        </draw:frame>
        <draw:custom-shape draw:style-name="gr12" draw:text-style-name="P4" draw:layer="layout" svg:width="10.4cm" svg:height="1cm" svg:x="9.401cm" svg:y="9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6cm" svg:height="0.962cm" svg:x="2.2cm" svg:y="2.6cm">
          <draw:text-box>
            <text:p># do objeto 3214</text:p>
          </draw:text-box>
        </draw:frame>
        <draw:frame draw:style-name="gr1" draw:text-style-name="P1" draw:layer="layout" svg:width="9cm" svg:height="0.962cm" svg:x="4.2cm" svg:y="12cm">
          <draw:text-box>
            <text:p>Observações</text:p>
          </draw:text-box>
        </draw:frame>
        <draw:custom-shape draw:style-name="gr13" draw:text-style-name="P4" draw:layer="layout" svg:width="10.798cm" svg:height="6.598cm" svg:x="9.402cm" svg:y="11.2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5.8cm" svg:height="1.2cm" svg:x="14.6cm" svg:y="18.8cm">
          <text:p text:style-name="P4">Atualiz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4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4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31T19:27:22.017618626</meta:creation-date>
    <dc:date>2019-07-31T20:22:04.172219503</dc:date>
    <meta:editing-duration>PT20M27S</meta:editing-duration>
    <meta:editing-cycles>7</meta:editing-cycles>
    <meta:generator>LibreOffice/5.1.6.2$Linux_X86_64 LibreOffice_project/10m0$Build-2</meta:generator>
    <meta:document-statistic meta:object-count="59"/>
  </office:meta>
</office:document-meta>
</file>